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06A8EAF2A1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gfa Rotis Serif" svg:font-family="'Agfa Roti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style:text-underline-style="none"/>
    </style:style>
    <style:style style:name="P5" style:family="paragraph" style:parent-style-name="Standard" style:master-page-name="First_20_Page">
      <style:paragraph-properties style:page-number="auto"/>
    </style:style>
    <style:style style:name="P6" style:family="paragraph" style:parent-style-name="Header">
      <style:paragraph-properties fo:text-align="center" style:justify-single-word="false"/>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ize="15pt" style:text-underline-style="solid" style:text-underline-width="auto" style:text-underline-color="font-color" fo:font-weight="bold" style:font-size-asian="15pt" style:font-weight-asian="bold" style:font-size-complex="15pt"/>
    </style:style>
    <style:style style:name="T4" style:family="text">
      <style:text-properties fo:font-size="15pt" fo:font-weight="bold" style:font-size-asian="15pt" style:font-weight-asian="bold" style:font-size-complex="15pt"/>
    </style:style>
    <style:style style:name="T5"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ext:p>
      <text:p text:style-name="P4"><text:span text:style-name="T4">CAPS – AGENTS VIEWING INFORMATION</text:span></text:p>
      <text:p text:style-name="Standard"/>
      <text:p text:style-name="P3"><text:span text:style-name="T1">DASHBOARD...</text:span></text:p>
      <text:p text:style-name="Standard"/>
      <text:p text:style-name="Standard">Monthly Commission</text:p>
      <text:p text:style-name="Standard"><text:span text:style-name="T5">Shows your payable commission for each month (before Deductions &amp; Allowances)</text:span></text:p>
      <text:p text:style-name="P1"/>
      <text:p text:style-name="Standard">Current Commissions</text:p>
      <text:p text:style-name="Standard"><text:span text:style-name="T5">Shows your commission payable for the current month. <text:s/>If you click on the properties it will bring up all the information entered for that property... <text:s/>(ie; off top expenses, agents listed, etc)</text:span></text:p>
      <text:p text:style-name="P1"/>
      <text:p text:style-name="Standard">Pending Commissions</text:p>
      <text:p text:style-name="Standard"><text:span text:style-name="T5">Shows your commission payable in future months. <text:s/>If you click on the properties it will bring up all the information entered for that property... <text:s/>(ie; off top expenses, agents listed, etc)</text:span></text:p>
      <text:p text:style-name="P1"/>
      <text:p text:style-name="Standard">Campaign Actions Required</text:p>
      <text:p text:style-name="Standard"><text:span text:style-name="T5">Shows advertising expenses for your current/unsettled properties. <text:s/>If you look at the over/under column you can see which properties don’t have enough authority and follow this up so you don’t get charged personally or if under, that you have more funds for extra advertising. <text:s/>Please also look at the action column to see if there are any notes for you requiring a response. <text:s/>If you click on the property you can reply to the email.</text:span></text:p>
      <text:p text:style-name="Standard"/>
      <text:p text:style-name="Standard">Campaign Prepayment</text:p>
      <text:p text:style-name="Standard"><text:span text:style-name="T5">Shows your %’s of prepaid advertising.</text:span></text:p>
      <text:p text:style-name="P1"/>
      <text:p text:style-name="P3"><text:span text:style-name="T1">REPORTS...</text:span></text:p>
      <text:p text:style-name="P2"/>
      <text:p text:style-name="Standard">Commission statement</text:p>
      <text:p text:style-name="Standard"><text:span text:style-name="T5">You can review your monthly commission statement showing payable commission, allowances, deductions and pending commission. <text:s/>Commission calculations are based on the following formulas</text:span></text:p>
      <text:p text:style-name="Standard"><text:span text:style-name="T5">Lead<text:tab/><text:tab/>5%</text:span></text:p>
      <text:p text:style-name="Standard"><text:span text:style-name="T5">List<text:tab/><text:tab/>20%</text:span></text:p>
      <text:p text:style-name="Standard"><text:span text:style-name="T5">Manager<text:tab/><text:tab/>10%</text:span></text:p>
      <text:p text:style-name="Standard"><text:span text:style-name="T5">Seller<text:tab/><text:tab/>10%</text:span></text:p>
      <text:p text:style-name="Standard"><text:span text:style-name="T5">Farm<text:tab/><text:tab/>5%</text:span></text:p>
      <text:p text:style-name="Standard"><text:span text:style-name="T5">Mentoring<text:tab/>10% (currently processed under Farm)</text:span></text:p>
      <text:p text:style-name="P1"/>
      <text:p text:style-name="Standard">Monthly Sales</text:p>
      <text:p text:style-name="Standard"><text:span text:style-name="T5">You can review your monthly sales which is what makes up your figures for the top performer graphs based on the following formula’s...</text:span></text:p>
      <text:p text:style-name="Standard"><text:span text:style-name="T5">Lead<text:tab/><text:tab/>11%</text:span></text:p>
      <text:p text:style-name="Standard"><text:span text:style-name="T5">List<text:tab/><text:tab/>45%</text:span></text:p>
      <text:p text:style-name="Standard"><text:span text:style-name="T5">Manage<text:tab/><text:tab/>22%</text:span></text:p>
      <text:p text:style-name="Standard"><text:span text:style-name="T5">Sell<text:tab/><text:tab/>22%</text:span></text:p>
      <text:p text:style-name="P1"/>
      <text:p text:style-name="Standard">Sales Payroll Reconciliation</text:p>
      <text:p text:style-name="Standard"><text:span text:style-name="T5">This will group all your pay information into one total figure for the period you choose. <text:s/>(For example, this is good if you wanted to see how much you paid your PA for the year or the total allowances you have received from the company etc)</text:span></text:p>
      <text:p text:style-name="P1"/>
      <text:p text:style-name="P1"/>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gfa Rotis Serif" svg:font-family="'Agfa Roti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gfa Rotis Serif"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text-properties style:language-asian="zh" style:country-asian="TW" style:font-name-complex="F"/>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text-properties style:language-asian="zh" style:country-asian="TW" style:font-name-complex="F"/>
    </style:style>
    <style:style style:name="Balloon_20_Text" style:display-name="Balloon Text" style:family="paragraph" style:parent-style-name="Standard" style:default-outline-level="">
      <style:text-properties style:font-name="Tahoma" fo:font-size="8pt" style:font-size-asian="8pt" style:language-asian="zh" style:country-asian="TW" style:font-name-complex="F" style:font-size-complex="8pt"/>
    </style:style>
    <style:style style:name="Normal_20__28_Web_29_" style:display-name="Normal (Web)" style:family="paragraph" style:parent-style-name="Standard" style:default-outline-level="">
      <style:paragraph-properties fo:margin-top="0.049cm" fo:margin-bottom="0.049cm"/>
      <style:text-properties style:font-name="Times New Roman" fo:font-size="12pt" fo:language="en" fo:country="US" style:font-size-asian="12pt" style:language-asian="zh" style:country-asian="TW" style:font-name-complex="F"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1" style:display-name="Footer Char1" style:family="text" style:parent-style-name="Default_20_Paragraph_20_Font">
      <style:text-properties style:font-name="Agfa Rotis Serif" fo:font-size="11pt" fo:language="en" fo:country="AU" style:font-size-asian="11pt" style:language-asian="en" style:country-asian="US" style:language-complex="ar" style:country-complex="SA"/>
    </style:style>
    <style:style style:name="Char_20_Char" style:display-name="Char Char" style:family="text" style:parent-style-name="Default_20_Paragraph_20_Font">
      <style:text-properties style:font-name="Agfa Rotis Serif" fo:font-size="11pt" fo:language="en" fo:country="AU" style:font-size-asian="11pt" style:language-asian="en" style:country-asian="US"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style:font-name="Agfa Rotis Serif" fo:font-size="11pt" fo:language="en" fo:country="AU" style:font-size-asian="11pt"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8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draw:frame draw:style-name="Mfr1" draw:name="graphics1" text:anchor-type="paragraph" svg:width="15.921cm" svg:height="2.215cm" draw:z-index="0"><draw:image xlink:href="Pictures/10000000000002F90000006A8EAF2A1C.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qui.Litvik</meta:initial-creator>
    <meta:editing-cycles>3</meta:editing-cycles>
    <meta:print-date>2013-04-17T03:17:00</meta:print-date>
    <meta:creation-date>2014-05-20T01:17:00</meta:creation-date>
    <dc:date>2014-05-27T06:02:28</dc:date>
    <meta:editing-duration>PT2M18S</meta:editing-duration>
    <meta:generator>OpenOffice.org/3.3$Unix OpenOffice.org_project/330m20$Build-9567</meta:generator>
    <meta:document-statistic meta:table-count="0" meta:image-count="1" meta:object-count="0" meta:page-count="1" meta:paragraph-count="29" meta:word-count="296" meta:character-count="18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